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0.5cm" svg:y1="2.3cm" svg:x2="10.5cm" svg:y2="4.3cm">
          <text:p/>
        </draw:line>
        <draw:rect draw:style-name="gr2" draw:text-style-name="P1" draw:layer="layout" svg:width="20cm" svg:height="20cm" draw:transform="rotate (-1.57079632679579) translate (20.5cm 2.3cm)">
          <text:p/>
        </draw:rect>
        <draw:line draw:style-name="gr1" draw:text-style-name="P1" draw:layer="layout" svg:x1="10.5cm" svg:y1="19.8cm" svg:x2="10.5cm" svg:y2="22.3cm">
          <text:p/>
        </draw:line>
        <draw:line draw:style-name="gr3" draw:text-style-name="P1" draw:layer="layout" svg:x1="10.5cm" svg:y1="4.3cm" svg:x2="10.5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0cm" fo:margin-left="0.5cm" fo:margin-right="0.5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inz Behling</meta:initial-creator>
    <meta:creation-date>2023-10-16T13:23:45.91</meta:creation-date>
    <meta:printed-by>Heinz Behling</meta:printed-by>
    <meta:print-date>2023-10-24T12:54:04.43</meta:print-date>
    <dc:date>2023-10-26T11:13:02.47</dc:date>
    <dc:creator>Heinz Behling</dc:creator>
    <meta:editing-duration>PT22M39S</meta:editing-duration>
    <meta:editing-cycles>3</meta:editing-cycles>
    <meta:generator>OpenOffice/4.1.6$Win32 OpenOffice.org_project/416m1$Build-9790</meta:generator>
    <meta:document-statistic meta:object-count="4"/>
  </office:meta>
</office:document-meta>
</file>